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Wire Master</text:p>
      <text:p text:style-name="Standard">----------------------------------------------------------------------------------</text:p>
      <text:p text:style-name="Standard">-- <text:s/>&lt;c&gt;2018 william b hunter</text:p>
      <text:p text:style-name="Standard">-- <text:s text:c="3"/>This file is part of ow_mstr</text:p>
      <text:p text:style-name="Standard">--</text:p>
      <text:p text:style-name="Standard">-- <text:s text:c="3"/>ow_mstr is free software: you can redistribute it and/or modify</text:p>
      <text:p text:style-name="Standard">-- <text:s text:c="3"/>it under the terms of the GNU Lessor General Public License as published by</text:p>
      <text:p text:style-name="Standard">-- <text:s text:c="3"/>the Free Software Foundation, either version 3 of the License, or</text:p>
      <text:p text:style-name="Standard">-- <text:s text:c="3"/>(at your option) any later version.</text:p>
      <text:p text:style-name="Standard">--</text:p>
      <text:p text:style-name="Standard">-- <text:s text:c="3"/>ow2rtd is distributed in the hope that it will be useful,</text:p>
      <text:p text:style-name="Standard">-- <text:s text:c="3"/>but WITHOUT ANY WARRANTY; without even the implied warranty of</text:p>
      <text:p text:style-name="Standard">-- <text:s text:c="3"/>MERCHANTABILITY or FITNESS FOR A PARTICULAR PURPOSE. <text:s/>See the</text:p>
      <text:p text:style-name="Standard">-- <text:s text:c="3"/>GNU General Public License for more details.</text:p>
      <text:p text:style-name="Standard">--</text:p>
      <text:p text:style-name="Standard">-- <text:s text:c="3"/>You should have received a copy of the GNU Lessor General Public License</text:p>
      <text:p text:style-name="Standard">-- <text:s text:c="3"/>along with ow2rtd. <text:s/>If not, see &lt;https://www.gnu.org/licenses/&gt;.</text:p>
      <text:p text:style-name="Standard">----------------------------------------------------------------------------------- <text:s/></text:p>
      <text:p text:style-name="Standard">-- <text:s/>Create Date: 5/15/2018</text:p>
      <text:p text:style-name="Standard">-- <text:s/>file: ow_mstr.odt</text:p>
      <text:p text:style-name="Standard"/>
      <text:p text:style-name="P2">Description:</text:p>
      <text:p text:style-name="Standard">The one wire master project aims to provide a simple to use, HDL only, one wire interface for talking to one wire devices on a common bus. While there are other one-wire controllers out there, most seem to put the burden of use on a CPU or embedded processor to handle reads/writes/configuration. This module, while easily interfaced to a CPU, is designed as a stand alone unit that does not require higher level code to do the heavy lifting. The initial release is geared towards the Analog Devices/Maxim/Dallas DS1820 temperature sensor family, but can be expanded into other devices.</text:p>
      <text:p text:style-name="Standard"/>
      <text:p text:style-name="P2">Contents:</text:p>
      <text:p text:style-name="Standard">There are two useful cores in this project, the OW_MSTR and the DS1820_MSTR. The DS1820_MSTR uses the OW_MSTR module to access the one-wire bus. You can use either module depending on your particular needs.There is also a self checking testbench, and a simulation model of the DS1820 one-wire temperature sensor.</text:p>
      <text:p text:style-name="Standard"/>
      <text:p text:style-name="P2">OW_MSTR:</text:p>
      <text:p text:style-name="Standard">The OW_MSTR provides a simple interface to the one wire bus. It provides the following functions: RESET, WR_BIT, RD_BIT, WR_BYTE, RD_BYTE. The OW_MSTR has a busy output so you can tell when the transaction is complete. The busy line can be used to generate an interrupt on a CPU controlled system. Each of the functions on the OW_MSTR is initiated by a single clock input strobe. For the conversion, the busy line only indicates when the conversion commands have been sent, not when the conversion is complete. The user will have to time the conversion so that they do not read the results until the conversion is complete. The WR_BIT and WR_BYTE have associated input data. The RD_BIT, RD_BYTE, and RESET have associated output data. The RD_BIT and RESET share the OBIT output. The output values are valid when BUSY goes low. The interface to the one wire relies on the two signals OWIN and OWOUT. The user is responsible for combining these two signals into a bidirectional port at the top level of the user's design. This can be done with a bidir IO pin or can be done by connecting two pins in hardware. Remember that the one-wire bus is an open collector bus that <text:soft-page-break/>requires an external 5K pullup resistor to work. The FPGA's internal pullup resistors are not adequate or accurate enough to serve as this pullup. The following is an example, in VHDL, of the coding for the bidir pin “dio” at the top level of the user's design:</text:p>
      <text:p text:style-name="Standard"><text:s text:c="2"/>owin &lt;= '0' when dio = '0' else '1';</text:p>
      <text:p text:style-name="Standard"><text:s text:c="2"/>dio &lt;= '0' when owout = '0' else 'Z';</text:p>
      <text:p text:style-name="Standard"/>
      <text:p text:style-name="P2">DS1820_MSTR:</text:p>
      <text:p text:style-name="Standard">The DS1820_MSTR is designed to specifically interface to a one-wire bus with DS1820 temperature sensors on it. It provides the high level functionality of searching (discovering) the devices on the bus, setting up the configuration of each device, starting a conversion and reading back the results. The module handles up to 32 devices on a bus (although I am not sure it the devices themselves support this many devices on a bus). The devices are identified by their unique internal 64 bit Ids. The devices are sorted by their Ids, and output in order. Each function, search, config, convert, and read, is initiated by a single strobe. Each strobe operates over all the devices, i.e. a single config strobe will configure all DS1820s on the bus (up to 32). The read strobe will read each device, and output a signed 16 bit temperature, an index telling you which sensor, and a strobe letting you know when the data is ready.</text:p>
      <text:p text:style-name="Standard"/>
      <text:p text:style-name="Standard"/>
      <text:p text:style-name="Standard"/>
      <text:p text:style-name="P2">Testbench:</text:p>
      <text:p text:style-name="Standard">This project includes a test bench for the <text:s/>DS1820_MSTR. The test bench is self checking, but only does minimal checking. There is also a DS1820 simulation model in the testbench that can be used if you write your own test bench. The test bench is very instructive figuring out the interface to the modules. The testbench tests the <text:s/>DS1820_MSTR, which, but default, also tests the OW_MST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ll hunter</meta:initial-creator>
    <meta:creation-date>2018-08-08T21:12:35.93</meta:creation-date>
    <dc:date>2018-08-08T21:49:17.48</dc:date>
    <dc:creator>Bill hunter</dc:creator>
    <meta:editing-duration>PT5M40S</meta:editing-duration>
    <meta:editing-cycles>2</meta:editing-cycles>
    <meta:generator>OpenOffice/4.1.3$Win32 OpenOffice.org_project/413m1$Build-9783</meta:generator>
    <meta:document-statistic meta:table-count="0" meta:image-count="0" meta:object-count="0" meta:page-count="2" meta:paragraph-count="32" meta:word-count="787" meta:character-count="4725"/>
  </office:meta>
</office:document-meta>
</file>